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Calibri" style:font-name-asian="Calibri" style:font-name-complex="Calibri"/>
    </style:style>
    <style:style style:name="T3" style:parent-style-name="Fonteparág.padrão" style:family="text">
      <style:text-properties style:font-name="Calibri" style:font-name-asian="Calibri" style:font-name-complex="Calibri"/>
    </style:style>
    <style:style style:name="T4" style:parent-style-name="Fonteparág.padrão" style:family="text">
      <style:text-properties style:font-name="Calibri" style:font-name-asian="Calibri" style:font-name-complex="Calibri"/>
    </style:style>
    <style:style style:name="T5" style:parent-style-name="Fonteparág.padrão" style:family="text">
      <style:text-properties style:font-name="Calibri" style:font-name-asian="Calibri" style:font-name-complex="Calibri"/>
    </style:style>
    <style:style style:name="T6" style:parent-style-name="Fonteparág.padrão" style:family="text">
      <style:text-properties style:font-name="Calibri" style:font-name-asian="Calibri" style:font-name-complex="Calibri"/>
    </style:style>
    <style:style style:name="T7" style:parent-style-name="Fonteparág.padrão" style:family="text">
      <style:text-properties style:font-name="Calibri" style:font-name-asian="Calibri" style:font-name-complex="Calibri"/>
    </style:style>
    <style:style style:name="T8" style:parent-style-name="Fonteparág.padrão" style:family="text">
      <style:text-properties style:font-name="Calibri" style:font-name-asian="Calibri" style:font-name-complex="Calibri"/>
    </style:style>
    <style:style style:name="T9" style:parent-style-name="Fonteparág.padrão" style:family="text">
      <style:text-properties style:font-name="Calibri" style:font-name-asian="Calibri" style:font-name-complex="Calibri"/>
    </style:style>
    <style:style style:name="T10" style:parent-style-name="Fonteparág.padrão" style:family="text">
      <style:text-properties style:font-name="Calibri" style:font-name-asian="Calibri" style:font-name-complex="Calibri"/>
    </style:style>
    <style:style style:name="T11" style:parent-style-name="Fonteparág.padrão" style:family="text">
      <style:text-properties style:font-name="Calibri" style:font-name-asian="Calibri" style:font-name-complex="Calibri"/>
    </style:style>
    <style:style style:name="T12" style:parent-style-name="Fonteparág.padrão" style:family="text">
      <style:text-properties style:font-name="Calibri" style:font-name-asian="Calibri" style:font-name-complex="Calibri"/>
    </style:style>
    <style:style style:name="T13" style:parent-style-name="Fonteparág.padrão" style:family="text">
      <style:text-properties style:font-name="Calibri" style:font-name-asian="Calibri" style:font-name-complex="Calibri"/>
    </style:style>
    <style:style style:name="P14" style:parent-style-name="Normal" style:family="paragraph">
      <style:text-properties style:font-name="Calibri" style:font-name-asian="Calibri" style:font-name-complex="Calibri"/>
    </style:style>
    <style:style style:name="T15" style:parent-style-name="Fonteparág.padrão" style:family="text">
      <style:text-properties style:font-name="Calibri" style:font-name-asian="Calibri" style:font-name-complex="Calibri"/>
    </style:style>
    <style:style style:name="T16" style:parent-style-name="Fonteparág.padrão" style:family="text">
      <style:text-properties style:font-name="Calibri" style:font-name-asian="Calibri" style:font-name-complex="Calibri"/>
    </style:style>
    <style:style style:name="T17" style:parent-style-name="Fonteparág.padrão" style:family="text">
      <style:text-properties style:font-name="Calibri" style:font-name-asian="Calibri" style:font-name-complex="Calibri"/>
    </style:style>
    <style:style style:name="T18" style:parent-style-name="Fonteparág.padrão" style:family="text">
      <style:text-properties style:font-name="Calibri" style:font-name-asian="Calibri" style:font-name-complex="Calibri"/>
    </style:style>
    <style:style style:name="T19" style:parent-style-name="Fonteparág.padrão" style:family="text">
      <style:text-properties style:font-name="Calibri" style:font-name-asian="Calibri" style:font-name-complex="Calibri"/>
    </style:style>
    <style:style style:name="T20" style:parent-style-name="Fonteparág.padrão" style:family="text">
      <style:text-properties style:font-name="Calibri" style:font-name-asian="Calibri" style:font-name-complex="Calibri"/>
    </style:style>
    <style:style style:name="T21" style:parent-style-name="Fonteparág.padrão" style:family="text">
      <style:text-properties style:font-name="Calibri" style:font-name-asian="Calibri" style:font-name-complex="Calibri"/>
    </style:style>
    <style:style style:name="T22" style:parent-style-name="Fonteparág.padrão" style:family="text">
      <style:text-properties style:font-name="Calibri" style:font-name-asian="Calibri" style:font-name-complex="Calibri"/>
    </style:style>
    <style:style style:name="T23" style:parent-style-name="Fonteparág.padrão" style:family="text">
      <style:text-properties style:font-name="Calibri" style:font-name-asian="Calibri" style:font-name-complex="Calibri"/>
    </style:style>
    <style:style style:name="T24" style:parent-style-name="Fonteparág.padrão" style:family="text">
      <style:text-properties style:font-name="Calibri" style:font-name-asian="Calibri" style:font-name-complex="Calibri"/>
    </style:style>
    <style:style style:name="T25" style:parent-style-name="Fonteparág.padrão" style:family="text">
      <style:text-properties style:font-name="Calibri" style:font-name-asian="Calibri" style:font-name-complex="Calibri"/>
    </style:style>
    <style:style style:name="T26" style:parent-style-name="Fonteparág.padrão" style:family="text">
      <style:text-properties style:font-name="Calibri" style:font-name-asian="Calibri" style:font-name-complex="Calibri"/>
    </style:style>
    <style:style style:name="T27" style:parent-style-name="Fonteparág.padrão" style:family="text">
      <style:text-properties style:font-name="Calibri" style:font-name-asian="Calibri" style:font-name-complex="Calibri"/>
    </style:style>
    <style:style style:name="T28" style:parent-style-name="Fonteparág.padrão" style:family="text">
      <style:text-properties style:font-name="Calibri" style:font-name-asian="Calibri" style:font-name-complex="Calibri"/>
    </style:style>
    <style:style style:name="T29" style:parent-style-name="Fonteparág.padrão" style:family="text">
      <style:text-properties style:font-name="Calibri" style:font-name-asian="Calibri" style:font-name-complex="Calibri"/>
    </style:style>
    <style:style style:name="P30" style:parent-style-name="Normal" style:family="paragraph">
      <style:text-properties style:font-name="Calibri" style:font-name-asian="Calibri" style:font-name-complex="Calibri"/>
    </style:style>
    <style:style style:name="T31" style:parent-style-name="Fonteparág.padrão" style:family="text">
      <style:text-properties style:font-name="Calibri" style:font-name-asian="Calibri" style:font-name-complex="Calibri"/>
    </style:style>
    <style:style style:name="T32" style:parent-style-name="Fonteparág.padrão" style:family="text">
      <style:text-properties style:font-name="Calibri" style:font-name-asian="Calibri" style:font-name-complex="Calibri"/>
    </style:style>
    <style:style style:name="T33" style:parent-style-name="Fonteparág.padrão" style:family="text">
      <style:text-properties style:font-name="Calibri" style:font-name-asian="Calibri" style:font-name-complex="Calibri"/>
    </style:style>
    <style:style style:name="T34" style:parent-style-name="Fonteparág.padrão" style:family="text">
      <style:text-properties style:font-name="Calibri" style:font-name-asian="Calibri" style:font-name-complex="Calibri"/>
    </style:style>
    <style:style style:name="T35" style:parent-style-name="Fonteparág.padrão" style:family="text">
      <style:text-properties style:font-name="Calibri" style:font-name-asian="Calibri" style:font-name-complex="Calibri"/>
    </style:style>
    <style:style style:name="T36" style:parent-style-name="Fonteparág.padrão" style:family="text">
      <style:text-properties style:font-name="Calibri" style:font-name-asian="Calibri" style:font-name-complex="Calibri"/>
    </style:style>
    <style:style style:name="T37" style:parent-style-name="Fonteparág.padrão" style:family="text">
      <style:text-properties style:font-name="Calibri" style:font-name-asian="Calibri" style:font-name-complex="Calibri"/>
    </style:style>
    <style:style style:name="T38" style:parent-style-name="Fonteparág.padrão" style:family="text">
      <style:text-properties style:font-name="Calibri" style:font-name-asian="Calibri" style:font-name-complex="Calibri"/>
    </style:style>
    <style:style style:name="T39" style:parent-style-name="Fonteparág.padrão" style:family="text">
      <style:text-properties style:font-name="Calibri" style:font-name-asian="Calibri" style:font-name-complex="Calibri"/>
    </style:style>
    <style:style style:name="T40" style:parent-style-name="Fonteparág.padrão" style:family="text">
      <style:text-properties style:font-name="Calibri" style:font-name-asian="Calibri" style:font-name-complex="Calibri"/>
    </style:style>
    <style:style style:name="T41" style:parent-style-name="Fonteparág.padrão" style:family="text">
      <style:text-properties style:font-name="Calibri" style:font-name-asian="Calibri" style:font-name-complex="Calibri"/>
    </style:style>
    <style:style style:name="T42" style:parent-style-name="Fonteparág.padrão" style:family="text">
      <style:text-properties style:font-name="Calibri" style:font-name-asian="Calibri" style:font-name-complex="Calibri"/>
    </style:style>
    <style:style style:name="T43" style:parent-style-name="Fonteparág.padrão" style:family="text">
      <style:text-properties style:font-name="Calibri" style:font-name-asian="Calibri" style:font-name-complex="Calibri"/>
    </style:style>
    <style:style style:name="P44" style:parent-style-name="Normal" style:family="paragraph">
      <style:text-properties style:font-name="Calibri" style:font-name-asian="Calibri" style:font-name-complex="Calibri"/>
    </style:style>
    <style:style style:name="T45" style:parent-style-name="Fonteparág.padrão" style:family="text">
      <style:text-properties style:font-name="Calibri" style:font-name-asian="Calibri" style:font-name-complex="Calibri"/>
    </style:style>
    <style:style style:name="T46" style:parent-style-name="Fonteparág.padrão" style:family="text">
      <style:text-properties style:font-name="Calibri" style:font-name-asian="Calibri" style:font-name-complex="Calibri"/>
    </style:style>
    <style:style style:name="T47" style:parent-style-name="Fonteparág.padrão" style:family="text">
      <style:text-properties style:font-name="Calibri" style:font-name-asian="Calibri" style:font-name-complex="Calibri"/>
    </style:style>
    <style:style style:name="T48" style:parent-style-name="Fonteparág.padrão" style:family="text">
      <style:text-properties style:font-name="Calibri" style:font-name-asian="Calibri" style:font-name-complex="Calibri"/>
    </style:style>
    <style:style style:name="T49" style:parent-style-name="Fonteparág.padrão" style:family="text">
      <style:text-properties style:font-name="Calibri" style:font-name-asian="Calibri" style:font-name-complex="Calibri"/>
    </style:style>
    <style:style style:name="T50" style:parent-style-name="Fonteparág.padrão" style:family="text">
      <style:text-properties style:font-name="Calibri" style:font-name-asian="Calibri" style:font-name-complex="Calibri"/>
    </style:style>
    <style:style style:name="T51" style:parent-style-name="Fonteparág.padrão" style:family="text">
      <style:text-properties style:font-name="Calibri" style:font-name-asian="Calibri" style:font-name-complex="Calibri"/>
    </style:style>
    <style:style style:name="T52" style:parent-style-name="Fonteparág.padrão" style:family="text">
      <style:text-properties style:font-name="Calibri" style:font-name-asian="Calibri" style:font-name-complex="Calibri"/>
    </style:style>
    <style:style style:name="T53" style:parent-style-name="Fonteparág.padrão" style:family="text">
      <style:text-properties style:font-name="Calibri" style:font-name-asian="Calibri" style:font-name-complex="Calibri"/>
    </style:style>
    <style:style style:name="T54" style:parent-style-name="Fonteparág.padrão" style:family="text">
      <style:text-properties style:font-name="Calibri" style:font-name-asian="Calibri" style:font-name-complex="Calibri"/>
    </style:style>
    <style:style style:name="T55" style:parent-style-name="Fonteparág.padrão" style:family="text">
      <style:text-properties style:font-name="Calibri" style:font-name-asian="Calibri" style:font-name-complex="Calibri"/>
    </style:style>
    <style:style style:name="P56" style:parent-style-name="Normal" style:family="paragraph">
      <style:text-properties style:font-name="Calibri" style:font-name-asian="Calibri" style:font-name-complex="Calibri"/>
    </style:style>
    <style:style style:name="T57" style:parent-style-name="Fonteparág.padrão" style:family="text">
      <style:text-properties style:font-name="Calibri" style:font-name-asian="Calibri" style:font-name-complex="Calibri"/>
    </style:style>
    <style:style style:name="T58" style:parent-style-name="Fonteparág.padrão" style:family="text">
      <style:text-properties style:font-name="Calibri" style:font-name-asian="Calibri" style:font-name-complex="Calibri"/>
    </style:style>
    <style:style style:name="T59" style:parent-style-name="Fonteparág.padrão" style:family="text">
      <style:text-properties style:font-name="Calibri" style:font-name-asian="Calibri" style:font-name-complex="Calibri"/>
    </style:style>
    <style:style style:name="T60" style:parent-style-name="Fonteparág.padrão" style:family="text">
      <style:text-properties style:font-name="Calibri" style:font-name-asian="Calibri" style:font-name-complex="Calibri"/>
    </style:style>
    <style:style style:name="T61" style:parent-style-name="Fonteparág.padrão" style:family="text">
      <style:text-properties style:font-name="Calibri" style:font-name-asian="Calibri" style:font-name-complex="Calibri"/>
    </style:style>
    <style:style style:name="T62" style:parent-style-name="Fonteparág.padrão" style:family="text">
      <style:text-properties style:font-name="Calibri" style:font-name-asian="Calibri" style:font-name-complex="Calibri"/>
    </style:style>
    <style:style style:name="T63" style:parent-style-name="Fonteparág.padrão" style:family="text">
      <style:text-properties style:font-name="Calibri" style:font-name-asian="Calibri" style:font-name-complex="Calibri"/>
    </style:style>
    <style:style style:name="T64" style:parent-style-name="Fonteparág.padrão" style:family="text">
      <style:text-properties style:font-name="Calibri" style:font-name-asian="Calibri" style:font-name-complex="Calibri"/>
    </style:style>
    <style:style style:name="T65" style:parent-style-name="Fonteparág.padrão" style:family="text">
      <style:text-properties style:font-name="Calibri" style:font-name-asian="Calibri" style:font-name-complex="Calibri"/>
    </style:style>
    <style:style style:name="T66" style:parent-style-name="Fonteparág.padrão" style:family="text">
      <style:text-properties style:font-name="Calibri" style:font-name-asian="Calibri" style:font-name-complex="Calibri"/>
    </style:style>
    <style:style style:name="T67" style:parent-style-name="Fonteparág.padrão" style:family="text">
      <style:text-properties style:font-name="Calibri" style:font-name-asian="Calibri" style:font-name-complex="Calibri"/>
    </style:style>
    <style:style style:name="T68" style:parent-style-name="Fonteparág.padrão" style:family="text">
      <style:text-properties style:font-name="Calibri" style:font-name-asian="Calibri" style:font-name-complex="Calibri"/>
    </style:style>
    <style:style style:name="T69" style:parent-style-name="Fonteparág.padrão" style:family="text">
      <style:text-properties style:font-name="Calibri" style:font-name-asian="Calibri" style:font-name-complex="Calibri"/>
    </style:style>
    <style:style style:name="T70" style:parent-style-name="Fonteparág.padrão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Questão 20</text:p>
      <text:p text:style-name="Normal"><text:span text:style-name="T2">#include&lt;stdio.h&gt;</text:span></text:p>
      <text:p text:style-name="Normal"><text:span text:style-name="T3">#include&lt;stdlib.h&gt;</text:span></text:p>
      <text:p text:style-name="Normal"><text:span text:style-name="T4">main()</text:span></text:p>
      <text:p text:style-name="Normal"><text:span text:style-name="T5">{</text:span></text:p>
      <text:p text:style-name="Normal"><text:span text:style-name="T6"><text:s text:c="4"/>int n1, n2;</text:span></text:p>
      <text:p text:style-name="Normal"><text:span text:style-name="T7"><text:s text:c="4"/>printf("insira o primeiro numero");</text:span></text:p>
      <text:p text:style-name="Normal"><text:span text:style-name="T8"><text:s text:c="4"/>scanf("%d", &amp;n2);</text:span></text:p>
      <text:p text:style-name="Normal"><text:span text:style-name="T9"><text:s text:c="4"/>printf("insira o segundo numero");</text:span></text:p>
      <text:p text:style-name="Normal"><text:span text:style-name="T10"><text:s text:c="4"/>scanf("%d", &amp;n1);</text:span></text:p>
      <text:p text:style-name="Normal"><text:span text:style-name="T11"><text:s text:c="4"/>printf("o primeiro numero e:%d\n o segundo numero e:%d\n", n1, n2);</text:span></text:p>
      <text:p text:style-name="Normal"><text:span text:style-name="T12"><text:s text:c="4"/>system("pause");</text:span></text:p>
      <text:p text:style-name="Normal"><text:span text:style-name="T13">}</text:span></text:p>
      <text:p text:style-name="P14">Questão 21</text:p>
      <text:p text:style-name="Normal"><text:span text:style-name="T15">#include&lt;stdio.h&gt;</text:span></text:p>
      <text:p text:style-name="Normal"><text:span text:style-name="T16">#include&lt;stdlib.h&gt;</text:span></text:p>
      <text:p text:style-name="Normal"><text:span text:style-name="T17">main()</text:span></text:p>
      <text:p text:style-name="Normal"><text:span text:style-name="T18">{</text:span></text:p>
      <text:p text:style-name="Normal"><text:span text:style-name="T19"><text:s text:c="4"/>int n1, n2, soma, subtracao, mult;</text:span></text:p>
      <text:p text:style-name="Normal"><text:span text:style-name="T20"><text:s text:c="4"/>printf("insira o primeiro numero");</text:span></text:p>
      <text:p text:style-name="Normal"><text:span text:style-name="T21"><text:s text:c="4"/>scanf("%d", &amp;n1);</text:span></text:p>
      <text:p text:style-name="Normal"><text:span text:style-name="T22"><text:s text:c="4"/>printf("insira o segundo numero");</text:span></text:p>
      <text:p text:style-name="Normal"><text:span text:style-name="T23"><text:s text:c="4"/>scanf("%d", &amp;n2);</text:span></text:p>
      <text:p text:style-name="Normal"><text:span text:style-name="T24"><text:s text:c="4"/>soma=n1+n2;</text:span></text:p>
      <text:p text:style-name="Normal"><text:span text:style-name="T25"><text:s text:c="4"/>subtracao=n1-n2;</text:span></text:p>
      <text:p text:style-name="Normal"><text:span text:style-name="T26"><text:s text:c="4"/>mult=n1*n2;</text:span></text:p>
      <text:p text:style-name="Normal"><text:span text:style-name="T27"><text:s text:c="4"/>printf("o resultado da soma e: %d\n o resultado da subtracao e:%d\n o resultado da multiplicacao e:%d\n", soma, subtracao, mult);</text:span></text:p>
      <text:p text:style-name="Normal"><text:span text:style-name="T28"><text:s text:c="4"/>system("pause");</text:span></text:p>
      <text:p text:style-name="Normal"><text:span text:style-name="T29">}</text:span></text:p>
      <text:p text:style-name="P30">Questão 22</text:p>
      <text:p text:style-name="Normal"><text:span text:style-name="T31">#include&lt;stdio.h&gt;</text:span></text:p>
      <text:p text:style-name="Normal"><text:span text:style-name="T32">#include&lt;stdlib.h&gt;</text:span></text:p>
      <text:p text:style-name="Normal"><text:span text:style-name="T33">main()</text:span></text:p>
      <text:p text:style-name="Normal"><text:span text:style-name="T34">{</text:span></text:p>
      <text:p text:style-name="Normal"><text:span text:style-name="T35"><text:s text:c="4"/>int n1, n2, n3;</text:span></text:p>
      <text:p text:style-name="Normal"><text:span text:style-name="T36"><text:s text:c="4"/>printf("insira o numero");</text:span></text:p>
      <text:p text:style-name="Normal"><text:span text:style-name="T37"><text:s text:c="4"/>scanf("%d", &amp;n1);</text:span></text:p>
      <text:p text:style-name="Normal"><text:span text:style-name="T38"><text:s text:c="4"/>n2=n1-1;</text:span></text:p>
      <text:p text:style-name="Normal"><text:span text:style-name="T39"><text:s text:c="4"/>n3=n1+1;</text:span></text:p>
      <text:p text:style-name="Normal"><text:span text:style-name="T40"><text:s text:c="4"/>printf("o numero anterior e:%d\n", n2);</text:span></text:p>
      <text:p text:style-name="Normal"><text:span text:style-name="T41"><text:s text:c="4"/>printf("o numero superior e:%d\n", n3);</text:span></text:p>
      <text:p text:style-name="Normal"><text:span text:style-name="T42"><text:s text:c="4"/>system("pause");</text:span></text:p>
      <text:p text:style-name="Normal"><text:span text:style-name="T43">}</text:span></text:p>
      <text:p text:style-name="P44">Questão 23</text:p>
      <text:p text:style-name="Normal"><text:span text:style-name="T45"><text:s text:c="4"/>#include&lt;stdio.h&gt;</text:span></text:p>
      <text:p text:style-name="Normal"><text:span text:style-name="T46"><text:s text:c="4"/>#include&lt;stdlib.h&gt;</text:span></text:p>
      <text:p text:style-name="Normal"><text:span text:style-name="T47"><text:s text:c="4"/>main()</text:span></text:p>
      <text:p text:style-name="Normal"><text:span text:style-name="T48">{</text:span></text:p>
      <text:p text:style-name="Normal"><text:span text:style-name="T49"><text:s text:c="4"/>float numero, terca;</text:span></text:p>
      <text:p text:style-name="Normal"><text:span text:style-name="T50"><text:s text:c="4"/>printf("insira o numero");</text:span></text:p>
      <text:p text:style-name="Normal"><text:span text:style-name="T51"><text:s text:c="4"/>scanf("%f", &amp;numero);</text:span></text:p>
      <text:p text:style-name="Normal"><text:span text:style-name="T52"><text:s text:c="4"/>terca=numero/3;</text:span></text:p>
      <text:p text:style-name="Normal"><text:span text:style-name="T53"><text:s text:c="4"/>printf("a terca parte do numero e:%f\n", terca);</text:span></text:p>
      <text:p text:style-name="Normal"><text:span text:style-name="T54"><text:s text:c="4"/>system("pause");</text:span></text:p>
      <text:p text:style-name="Normal"><text:span text:style-name="T55"><text:s text:c="4"/>}</text:span></text:p>
      <text:p text:style-name="P56">Questão 24</text:p>
      <text:p text:style-name="Normal"><text:span text:style-name="T57"><text:s text:c="4"/>#include&lt;stdio.h&gt;</text:span></text:p>
      <text:p text:style-name="Normal"><text:span text:style-name="T58"><text:s text:c="4"/>#include&lt;stdlib.h&gt;</text:span></text:p>
      <text:p text:style-name="Normal"><text:span text:style-name="T59"><text:s text:c="4"/>main()</text:span></text:p>
      <text:p text:style-name="Normal"><text:span text:style-name="T60">{</text:span></text:p>
      <text:p text:style-name="Normal"><text:span text:style-name="T61"><text:s text:c="4"/>float numero, quadrado, cubo, raiz_quadrada, raiz_cubica;</text:span></text:p>
      <text:p text:style-name="Normal"><text:span text:style-name="T62"><text:s text:c="4"/>printf("informe o numero");</text:span></text:p>
      <text:p text:style-name="Normal"><text:span text:style-name="T63"><text:s text:c="4"/>scanf("%f",&amp;numero);</text:span></text:p>
      <text:p text:style-name="Normal"><text:span text:style-name="T64"><text:s text:c="4"/>quadrado=numero*numero;</text:span></text:p>
      <text:p text:style-name="Normal"><text:span text:style-name="T65"><text:s text:c="4"/>cubo=numero*numero*numero;</text:span></text:p>
      <text:p text:style-name="Normal"><text:span text:style-name="T66"><text:s text:c="4"/>raiz_quadrada=numero/2;</text:span></text:p>
      <text:p text:style-name="Normal"><text:span text:style-name="T67"><text:s text:c="4"/>raiz_cubica=numero/3;</text:span></text:p>
      <text:p text:style-name="Normal"><text:span text:style-name="T68"><text:s text:c="4"/>printf("o quadrado do numero e:%f\no cubo do numero e:%f\na raiz quadrada do numero e:%f\na raiz cubica do numero e:%f\n", quadrado, cubo, raiz_quadrada, raiz_cubica);</text:span></text:p>
      <text:p text:style-name="Normal"><text:span text:style-name="T69"><text:s text:c="4"/>system("pause");</text:span></text:p>
      <text:p text:style-name="Normal"><text:span text:style-name="T7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ário Convidado</meta:initial-creator>
    <dc:creator>Usuário Convidado</dc:creator>
    <meta:creation-date>2020-03-19T16:21:00Z</meta:creation-date>
    <dc:date>2020-03-19T16:21:00Z</dc:date>
    <meta:template xlink:href="Normal.dotm" xlink:type="simple"/>
    <meta:editing-cycles>1</meta:editing-cycles>
    <meta:editing-duration>PT0S</meta:editing-duration>
    <meta:document-statistic meta:page-count="1" meta:paragraph-count="3" meta:word-count="270" meta:character-count="1731" meta:row-count="12" meta:non-whitespace-character-count="1464"/>
  </office:meta>
</office:document-meta>
</file>